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2</text:p>
      <text:p text:style-name="P1"/>
      <text:p text:style-name="P4">Necessary User Actions</text:p>
      <text:list xml:id="list1029842333440843497" text:style-name="L1">
        <text:list-item>
          <text:p text:style-name="P2">Connect two nodes of the map with a highway.</text:p>
        </text:list-item>
        <text:list-item>
          <text:p text:style-name="P2">Toggle a highway's permission for a resource type.</text:p>
        </text:list-item>
        <text:list-item>
          <text:p text:style-name="P2">Change a highway's priority.</text:p>
        </text:list-item>
        <text:list-item>
          <text:p text:style-name="P2">Remove a highway.</text:p>
        </text:list-item>
        <text:list-item>
          <text:p text:style-name="P2">Set up a construction zone for a resource depot on a map node.</text:p>
        </text:list-item>
        <text:list-item>
          <text:p text:style-name="P2">Destroy a construction zone.</text:p>
        </text:list-item>
        <text:list-item>
          <text:p text:style-name="P2">Destroy a society whose complexity is farmlands.</text:p>
        </text:list-item>
        <text:list-item>
          <text:p text:style-name="P2">Set up an upgrade zone around a highway that will upgrade it to an improved highway.</text:p>
        </text:list-item>
        <text:list-item>
          <text:p text:style-name="P2">Retrieve information about a society.</text:p>
        </text:list-item>
        <text:list-item>
          <text:p text:style-name="P2">Retrieve information about a highway.</text:p>
        </text:list-item>
        <text:list-item>
          <text:p text:style-name="P2">Retrieve information about a resource depo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5M44S</meta:editing-duration>
    <meta:editing-cycles>4</meta:editing-cycles>
    <meta:generator>OpenOffice/4.1.1$Win32 OpenOffice.org_project/411m6$Build-9775</meta:generator>
    <dc:date>2017-02-28T10:31:10.70</dc:date>
    <meta:document-statistic meta:table-count="0" meta:image-count="0" meta:object-count="0" meta:page-count="1" meta:paragraph-count="13" meta:word-count="96" meta:character-count="534"/>
    <meta:user-defined meta:name="Info 1"/>
    <meta:user-defined meta:name="Info 2"/>
    <meta:user-defined meta:name="Info 3"/>
    <meta:user-defined meta:name="Info 4"/>
  </office:meta>
</office:document-meta>
</file>